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12dbc8"/>
    </style:style>
    <style:style style:name="P2" style:family="paragraph" style:parent-style-name="Standard">
      <style:paragraph-properties fo:text-align="start" style:justify-single-word="false"/>
      <style:text-properties fo:language="el" fo:country="GR" style:text-underline-style="solid" style:text-underline-width="auto" style:text-underline-color="font-color" fo:font-weight="bold" officeooo:rsid="0012dbc8" officeooo:paragraph-rsid="0012dbc8" style:font-weight-asian="bold" style:font-weight-complex="bold"/>
    </style:style>
    <style:style style:name="P3" style:family="paragraph" style:parent-style-name="Standard">
      <style:paragraph-properties fo:text-align="start" style:justify-single-word="false"/>
      <style:text-properties fo:language="el" fo:country="GR" style:text-underline-style="solid" style:text-underline-width="auto" style:text-underline-color="font-color" fo:font-weight="bold" officeooo:rsid="0013ec77" officeooo:paragraph-rsid="0013ec77" style:font-weight-asian="bold" style:font-weight-complex="bold"/>
    </style:style>
    <style:style style:name="P4" style:family="paragraph" style:parent-style-name="Standard">
      <style:paragraph-properties fo:text-align="start" style:justify-single-word="false"/>
      <style:text-properties fo:language="el" fo:country="GR" style:text-underline-style="solid" style:text-underline-width="auto" style:text-underline-color="font-color" fo:font-weight="bold" officeooo:rsid="0015c80f" officeooo:paragraph-rsid="0015c80f" style:font-weight-asian="bold" style:font-weight-complex="bold"/>
    </style:style>
    <style:style style:name="P5" style:family="paragraph" style:parent-style-name="Standard">
      <style:paragraph-properties fo:text-align="start" style:justify-single-word="false"/>
      <style:text-properties fo:language="el" fo:country="GR" style:text-underline-style="solid" style:text-underline-width="auto" style:text-underline-color="font-color" fo:font-weight="bold" officeooo:rsid="00171359" officeooo:paragraph-rsid="00171359" style:font-weight-asian="bold" style:font-weight-complex="bold"/>
    </style:style>
    <style:style style:name="P6" style:family="paragraph" style:parent-style-name="Standard">
      <style:paragraph-properties fo:text-align="start" style:justify-single-word="false"/>
      <style:text-properties fo:language="el" fo:country="GR" style:text-underline-style="solid" style:text-underline-width="auto" style:text-underline-color="font-color" fo:font-weight="bold" officeooo:rsid="00171359" officeooo:paragraph-rsid="0019eefb" style:font-weight-asian="bold" style:font-weight-complex="bold"/>
    </style:style>
    <style:style style:name="P7" style:family="paragraph" style:parent-style-name="Standard">
      <style:paragraph-properties fo:text-align="start" style:justify-single-word="false"/>
      <style:text-properties fo:language="el" fo:country="GR" style:text-underline-style="solid" style:text-underline-width="auto" style:text-underline-color="font-color" fo:font-weight="bold" officeooo:rsid="0019eefb" officeooo:paragraph-rsid="0019eefb" style:font-weight-asian="bold" style:font-weight-complex="bold"/>
    </style:style>
    <style:style style:name="P8" style:family="paragraph" style:parent-style-name="Standard">
      <style:paragraph-properties fo:text-align="start" style:justify-single-word="false"/>
      <style:text-properties fo:language="el" fo:country="GR" style:text-underline-style="none" fo:font-weight="normal" officeooo:rsid="0012dbc8" officeooo:paragraph-rsid="0013ec77" style:font-weight-asian="normal" style:font-weight-complex="normal"/>
    </style:style>
    <style:style style:name="P9" style:family="paragraph" style:parent-style-name="Standard">
      <style:paragraph-properties fo:text-align="start" style:justify-single-word="false"/>
      <style:text-properties fo:language="el" fo:country="GR" style:text-underline-style="none" fo:font-weight="normal" officeooo:rsid="0015c80f" officeooo:paragraph-rsid="0015c80f" style:font-weight-asian="normal" style:font-weight-complex="normal"/>
    </style:style>
    <style:style style:name="P10" style:family="paragraph" style:parent-style-name="Standard">
      <style:paragraph-properties fo:text-align="start" style:justify-single-word="false"/>
      <style:text-properties fo:language="el" fo:country="GR" style:text-underline-style="none" fo:font-weight="normal" officeooo:rsid="00170409" officeooo:paragraph-rsid="00171359" style:font-weight-asian="normal" style:font-weight-complex="normal"/>
    </style:style>
    <style:style style:name="P11" style:family="paragraph" style:parent-style-name="Standard">
      <style:paragraph-properties fo:text-align="start" style:justify-single-word="false"/>
      <style:text-properties fo:language="el" fo:country="GR" style:text-underline-style="none" fo:font-weight="normal" officeooo:rsid="00171359" officeooo:paragraph-rsid="00171359" style:font-weight-asian="normal" style:font-weight-complex="normal"/>
    </style:style>
    <style:style style:name="P12" style:family="paragraph" style:parent-style-name="Standard">
      <style:paragraph-properties fo:text-align="start" style:justify-single-word="false"/>
      <style:text-properties fo:language="el" fo:country="GR" style:text-underline-style="none" fo:font-weight="normal" officeooo:rsid="0019eefb" officeooo:paragraph-rsid="00171359" style:font-weight-asian="normal" style:font-weight-complex="normal"/>
    </style:style>
    <style:style style:name="P13" style:family="paragraph" style:parent-style-name="Standard">
      <style:paragraph-properties fo:text-align="center" style:justify-single-word="false"/>
      <style:text-properties fo:language="el" fo:country="GR" fo:font-weight="bold" officeooo:paragraph-rsid="0012dbc8" style:font-weight-asian="bold" style:font-weight-complex="bold"/>
    </style:style>
    <style:style style:name="P14" style:family="paragraph" style:parent-style-name="Standard">
      <style:text-properties fo:language="el" fo:country="GR" officeooo:paragraph-rsid="0012dbc8"/>
    </style:style>
    <style:style style:name="P15" style:family="paragraph" style:parent-style-name="Standard">
      <style:paragraph-properties fo:text-align="start" style:justify-single-word="false"/>
      <style:text-properties fo:language="el" fo:country="GR" officeooo:paragraph-rsid="0012dbc8"/>
    </style:style>
    <style:style style:name="P16" style:family="paragraph" style:parent-style-name="Standard">
      <style:paragraph-properties fo:text-align="start" style:justify-single-word="false"/>
      <style:text-properties fo:color="#000000" fo:language="el" fo:country="GR" style:text-underline-style="none" fo:font-weight="normal" officeooo:rsid="0019eefb" officeooo:paragraph-rsid="0019eefb" style:font-weight-asian="normal" style:font-weight-complex="normal"/>
    </style:style>
    <style:style style:name="P17" style:family="paragraph" style:parent-style-name="Standard">
      <style:paragraph-properties fo:text-align="center" style:justify-single-word="false"/>
      <style:text-properties fo:font-size="14pt" fo:language="el" fo:country="GR" fo:font-weight="bold" officeooo:paragraph-rsid="0012dbc8" style:font-size-asian="14pt" style:font-weight-asian="bold" style:font-size-complex="14pt" style:font-weight-complex="bold"/>
    </style:style>
    <style:style style:name="P18" style:family="paragraph" style:parent-style-name="Standard">
      <style:paragraph-properties fo:text-align="justify" style:justify-single-word="false"/>
      <style:text-properties fo:language="el" fo:country="GR" style:text-underline-style="none" fo:font-weight="normal" officeooo:rsid="0032ce81" officeooo:paragraph-rsid="00371bb7" style:font-weight-asian="normal" style:font-weight-complex="normal"/>
    </style:style>
    <style:style style:name="P19" style:family="paragraph" style:parent-style-name="Standard">
      <style:paragraph-properties fo:text-align="justify" style:justify-single-word="false"/>
      <style:text-properties fo:language="el" fo:country="GR" style:text-underline-style="none" fo:font-weight="normal" officeooo:rsid="0015c80f" officeooo:paragraph-rsid="00371bb7" style:font-weight-asian="normal" style:font-weight-complex="normal"/>
    </style:style>
    <style:style style:name="P20" style:family="paragraph" style:parent-style-name="Standard">
      <style:paragraph-properties fo:text-align="justify" style:justify-single-word="false"/>
      <style:text-properties fo:language="el" fo:country="GR" style:text-underline-style="none" fo:font-weight="normal" officeooo:rsid="00171359" officeooo:paragraph-rsid="00371bb7" style:font-weight-asian="normal" style:font-weight-complex="normal"/>
    </style:style>
    <style:style style:name="P21" style:family="paragraph" style:parent-style-name="Standard">
      <style:paragraph-properties fo:text-align="justify" style:justify-single-word="false"/>
      <style:text-properties fo:language="el" fo:country="GR" style:text-underline-style="none" fo:font-weight="normal" officeooo:rsid="0019eefb" officeooo:paragraph-rsid="00371bb7" style:font-weight-asian="normal" style:font-weight-complex="normal"/>
    </style:style>
    <style:style style:name="P22" style:family="paragraph" style:parent-style-name="Standard">
      <style:paragraph-properties fo:text-align="justify" style:justify-single-word="false"/>
      <style:text-properties officeooo:paragraph-rsid="00371bb7"/>
    </style:style>
    <style:style style:name="P23" style:family="paragraph" style:parent-style-name="Standard">
      <style:paragraph-properties fo:text-align="justify" style:justify-single-word="false"/>
      <style:text-properties fo:color="#000000" fo:language="el" fo:country="GR" style:text-underline-style="none" fo:font-weight="normal" officeooo:rsid="0019eefb" officeooo:paragraph-rsid="00371bb7" style:font-weight-asian="normal" style:font-weight-complex="normal"/>
    </style:style>
    <style:style style:name="T1" style:family="text">
      <style:text-properties fo:language="el" fo:country="GR"/>
    </style:style>
    <style:style style:name="T2" style:family="text">
      <style:text-properties officeooo:rsid="0015c80f"/>
    </style:style>
    <style:style style:name="T3" style:family="text">
      <style:text-properties officeooo:rsid="0019eefb"/>
    </style:style>
    <style:style style:name="T4" style:family="text">
      <style:text-properties officeooo:rsid="0026880e"/>
    </style:style>
    <style:style style:name="T5" style:family="text">
      <style:text-properties officeooo:rsid="0035aaa8"/>
    </style:style>
    <style:style style:name="T6" style:family="text">
      <style:text-properties fo:language="en" fo:country="US"/>
    </style:style>
    <style:style style:name="T7"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Μικροϋπολογιστές <text:line-break/></text:p>
      <text:p text:style-name="P13"><text:span text:style-name="T4">5</text:span>η Ομάδα Ασκήσεων</text:p>
      <text:p text:style-name="P14"/>
      <text:p text:style-name="P1"><text:span text:style-name="T1">Παπαρρηγόπουλος Θοδωρής el18040 </text:span><text:a xlink:type="simple" xlink:href="mailto:paparrigopoulosthodoris@gmail.com" text:style-name="Internet_20_link" text:visited-style-name="Visited_20_Internet_20_Link">paparrigopoulosthodoris@gmail.com</text:a></text:p>
      <text:p text:style-name="P1"><text:span text:style-name="T1">Φιλιππόπουλος Ορφέας el18082 </text:span><text:a xlink:type="simple" xlink:href="mailto:orfeasfil@gmail.com" text:style-name="Internet_20_link" text:visited-style-name="Visited_20_Internet_20_Link">orfeasfil2000@gmail.com</text:a></text:p>
      <text:p text:style-name="P15"/>
      <text:p text:style-name="P15"/>
      <text:p text:style-name="P15">Εκτός από τα αρχεία των ασκήσεων επισυνάπτεται και ένα αρχείο MACROS.asm το οποίο περιέχει</text:p>
      <text:p text:style-name="P15">κάποιες χρήσιμες μακροεντολές που χρησιμοποιούνται στα περισσότερα προγράμματα.</text:p>
      <text:p text:style-name="P15"/>
      <text:p text:style-name="P2">Άσκηση 1η</text:p>
      <text:p text:style-name="P2"/>
      <text:p text:style-name="P18">Αποθηκεύουμε τους αριθμούς 128-1 σε έναν πίνακα χρησιμοποιώντας επανάληψη. Στη συνέχεια προσθέτουμε τους περιττούς αριθμούς ξεκινώντας από το 127 με βήμα 2. Αποθηκεύουμε το αποτέλεσμα και μετά το διαιρούμε με το 64 προκειμένου να βρούμε το μέσο όρο. Για το μέγιστο και το ελάχιστο αποθηκεύουμε στο <text:span text:style-name="T6">MIN</text:span> το 128 και στο <text:span text:style-name="T6">MAX</text:span> το 0 και κάθε φορά που βρίσκουμε μεγαλύτερο από το <text:span text:style-name="T6">MAX</text:span> η μικρότερο από το <text:span text:style-name="T6">MIN</text:span>, αποθηκεύουμε τις νέες αυτές τιμές στα <text:s/><text:span text:style-name="T6">MAX</text:span> και <text:s/>ΜΙΝ αντίστοιχα.</text:p>
      <text:p text:style-name="P8"/>
      <text:p text:style-name="P3">Άσκηση 2</text:p>
      <text:p text:style-name="P3"/>
      <text:p text:style-name="P22">Αρχικά χρησιμοποιούμε τη ρουτίνα <text:span text:style-name="T6">DEC</text:span>_<text:span text:style-name="T6">KEYB</text:span> η οποία αγνοεί όλους τους χαρακτήρες πέρα από τους 0-9 επειδή το πρόγραμμα ζητάει από το χρήστη να διαβάζει δυο διψήφιους δεκαδικούς αριθμούς. Αφού <text:s/>το πρόγραμμα διαβάσει το ψηφίο υψηλότερης αξίας, το πολλαπλασιάζει με το 10 και στη συνέχεια προσθέτει το δεύτερο ψηφίο. Έτσι τυπώνουμε τους αριθμούς <text:span text:style-name="T6">Z</text:span> και <text:span text:style-name="T6">W.</text:span> </text:p>
      <text:p text:style-name="P19">Στη συνέχεια χρησιμοποιούμε τη ρουτίνα <text:span text:style-name="T6">PRINT</text:span>_<text:span text:style-name="T6">HEX</text:span>. Αν ο αριθμός είναι μεγαλύτερος η όχι από το 9, τότε προσθέτει το 37<text:span text:style-name="T6">H</text:span> η το 30<text:span text:style-name="T6">H</text:span> απομονώνοντας τα 4 <text:span text:style-name="T6">MSBs</text:span> και στη συνέχεια τα 4 <text:span text:style-name="T6">LSBs</text:span>. Για την αφαίρεση ελέγχουμε αν ο <text:span text:style-name="T6">W</text:span> είναι μεγαλύτερος του <text:span text:style-name="T6">Z</text:span>. Αν ισχύει αυτό τότε πρέπει πρώτα να τυπώσουμε το αποτέλεσμα και μετά να αφαιρέσουμε τον <text:span text:style-name="T6">Z</text:span> από τον <text:span text:style-name="T6">W</text:span>.</text:p>
      <text:p text:style-name="P9"/>
      <text:p text:style-name="P4">Άσκηση 3</text:p>
      <text:p text:style-name="P4"/>
      <text:p text:style-name="P22">Οι ρουτίνες <text:span text:style-name="T6">PRINT</text:span>_<text:span text:style-name="T6">DEC</text:span>, <text:span text:style-name="T6">PRINT</text:span>_<text:span text:style-name="T6">OCT</text:span>,<text:span text:style-name="T6">PRINT</text:span>_<text:span text:style-name="T6">BIN</text:span> πραγματοποιούν συνεχόμενες διαιρέσεις με 10,8,2,αποθηκεύουν το υπόλοιπο κάθε φορά στη στοίβα ώστε να μπορούμε να απομονώνουμε τα ψηφία και να τα κάνουμε <text:span text:style-name="T6">pop</text:span> από τη στοίβα.</text:p>
      <text:p text:style-name="P20">Αρχικά διαβάζουμε 3 <text:span text:style-name="T6">HEX</text:span> ψηφία χρησιμοποιώντας την ρουτίνα <text:span text:style-name="T6">HEX</text:span>_<text:span text:style-name="T6">KEYB</text:span> και κρατώντας το 1<text:span text:style-name="T7">ο</text:span> ψηφίο στο <text:span text:style-name="T6">BH</text:span>.Το 2<text:span text:style-name="T7">ο </text:span><text:s/>ψηφίο το κάνουμε τέσσερις φορές <text:span text:style-name="T6">SAL</text:span> στο <text:span text:style-name="T6">BL</text:span> και προσθέτουμε το 3<text:span text:style-name="T7">ο</text:span> ψηφίο στον <text:span text:style-name="T6">BL</text:span>. Ελέγχουμε συνέχεια αν διαβάζουμε Τ για να διακόψουμε τη λειτουργία. Τέλος, τυπώνουμε τα ψηφία σε δεκαεξαδική μορφή και καλούμε τις ρουτίνες που φτιάξαμε για να τυπώσουμε και τις άλλες μορφές.</text:p>
      <text:p text:style-name="P10"/>
      <text:p text:style-name="P5"/>
      <text:p text:style-name="P5">Άσκηση 4</text:p>
      <text:p text:style-name="P11"/>
      <text:p text:style-name="P21">Το πρόγραμμα περιμένει το διάβασμα 20 χαρακτήρων η το πάτημα του <text:span text:style-name="T6">ENTER</text:span>.Το πρόγραμμα υλοποιείται με <text:span text:style-name="T6">loop</text:span> που τρέχει για 20 επαναλήψεις άλλα σταματάει ενδιάμεσα αν πατηθεί το <text:span text:style-name="T6">enter</text:span>. <text:s/><text:span text:style-name="T6">A</text:span>ν διαβάσει το χαρακτήρα ¨=¨ τερματίζει. Στη συνέχεια ελέγχει <text:s/>για γράμματα. Αν βρούμε γράμμα το <text:soft-page-break/>τυπώνουμε αφού πρώτα έχουμε αφαιρέσει το 20<text:span text:style-name="T6">H</text:span> για να γίνει κεφαλαίο. Στη συνέχεια τυπώνει μια παύλα και μετά ψάχνει για αριθμούς. Αν βρούμε αριθμό, τον τυπώνουμε. Ο έλεγχος γίνεται με τη σειρά που διαβάζουμε τους χαρακτήρες οπότε τυπώνονται και αυτοί με τη σωστή σειρά.</text:p>
      <text:p text:style-name="P6"/>
      <text:p text:style-name="P6">Άσκηση <text:span text:style-name="T3">5</text:span></text:p>
      <text:p text:style-name="P7"/>
      <text:p text:style-name="P22">Από το δεξί διάγραμμα, έχουμε ότι <text:span text:style-name="T6">y</text:span> = <text:span text:style-name="T6">a</text:span>*<text:span text:style-name="T6">x</text:span>. Για <text:span text:style-name="T6">y</text:span> = 4095 και <text:span text:style-name="T6">x</text:span> = 4 έχουμε ότι <text:span text:style-name="T6">volts</text:span> = 4/4095. Από το αριστερό διάγραμμα για την πρώτη περιοχή , έχουμε <text:span text:style-name="T6">y</text:span> = <text:span text:style-name="T6">a</text:span>*<text:span text:style-name="T6">x</text:span> όπου <text:span text:style-name="T6">y</text:span> = 2 και <text:span text:style-name="T6">T</text:span>=400. Οπότε Τ =200<text:span text:style-name="T6">* volts</text:span> = 800/4095 = 100/511. Αντίστοιχα, για την δεύτερη περιοχή έχουμε <text:span text:style-name="T6">y</text:span> = <text:span text:style-name="T6">a</text:span>*<text:span text:style-name="T6">x</text:span> + <text:span text:style-name="T6">b</text:span>, <text:span text:style-name="T6">y</text:span>= 3 και <text:span text:style-name="T6">x</text:span> = 1200. Άρα Τ=800*<text:span text:style-name="T6">volts</text:span> – 1200 = 800/1024 – 1200. Οπότε για την πρώτη περιοχή: <text:span text:style-name="T6">volts</text:span>&lt;=2 =&gt;<text:span text:style-name="T6">bits</text:span>&lt;=2048 και για την δεύτερη περιοχή : 2&lt; <text:span text:style-name="T6">volts</text:span> &lt;=3 =&gt;2048&lt; <text:span text:style-name="T6">bits</text:span> &lt;=3071 και <text:span text:style-name="T6">error</text:span> <text:span text:style-name="T6">bits</text:span> &gt; 3071.</text:p>
      <text:p text:style-name="P23">Το πρόγραμμα ξεκινάει τυπώνοντας το μήνυμα <text:span text:style-name="T6">START</text:span> και περιμένει να διαβάσει το ¨Υ¨ ώστε να ξεκινήσει. Διαβάζει τον τριψήφιο από το πληκτρολόγιο. Ελέγχει παράλληλα αν έχει διαβάσει <text:span text:style-name="T6">N</text:span> ώστε να τερματίσει. Ελέγχει <text:s/>σε ποια περιοχή βρίσκεται το <text:span text:style-name="T6">input</text:span> και αν είναι μεγαλύτερο του 3071 τυπώνει <text:span text:style-name="T6">error</text:span>. Αφού βρούμε την περιοχή που ανήκει το <text:span text:style-name="T6">input</text:span>, υπολογίζουμε το αποτέλεσμα με τα Τ-<text:span text:style-name="T6">bits</text:span>. Τέλος, για να έχουμε ακρίβεια δεκαδικού ψηφίου πολλαπλασιάζουμε τον αριθμό των <text:span text:style-name="T6">bits</text:span> με το 10 και το τελευταίο ψηφίο που τυπώνουμε <text:bookmark text:name="_GoBack"/>είναι μετά το κόμμ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7-01T14:18:16.265928866</dc:date>
    <meta:editing-duration>PT38M55S</meta:editing-duration>
    <meta:editing-cycles>18</meta:editing-cycles>
    <meta:generator>LibreOffice/6.0.7.3$Linux_X86_64 LibreOffice_project/00m0$Build-3</meta:generator>
    <meta:document-statistic meta:table-count="0" meta:image-count="0" meta:object-count="0" meta:page-count="2" meta:paragraph-count="19" meta:word-count="600" meta:character-count="3656" meta:non-whitespace-character-count="3063"/>
  </office:meta>
</office:document-meta>
</file>